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text:tracked-changes text:track-changes="false">
        <text:changed-region text:id="ct84843432">
          <text:insertion>
            <office:change-info>
              <dc:creator>Unknown Author</dc:creator>
              <dc:date>2012-12-18T12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 anything here</text:p>
      <text:p text:style-name="Standard">Probably anything here also : <text:change-start text:change-id="ct84843432"/>dump_value()<text:change-end text:change-id="ct84843432"/></text:p>
      <text:p text:style-name="Standard">Add anything 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meta:initial-creator>Gaetan Delannay</meta:initial-creator>
    <meta:creation-date>2006-10-19T09:20:48</meta:creation-date>
    <dc:date>2012-12-18T16:54:47.10</dc:date>
    <dc:language>fr-BE</dc:language>
    <meta:editing-cycles>38</meta:editing-cycles>
    <meta:editing-duration>PT8H56M30S</meta:editing-duration>
    <meta:document-statistic meta:table-count="0" meta:image-count="0" meta:object-count="0" meta:page-count="1" meta:paragraph-count="3" meta:word-count="12" meta:character-count="76"/>
    <meta:user-defined meta:name="Info 1"/>
    <meta:user-defined meta:name="Info 2"/>
    <meta:user-defined meta:name="Info 3"/>
    <meta:user-defined meta:name="Info 4"/>
  </office:meta>
</office:document-meta>
</file>